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95pt"/>
    </style:style>
    <style:style style:name="co3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PHYS135-0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ID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HW1</text:p>
          </table:table-cell>
          <table:table-cell office:value-type="string" calcext:value-type="string">
            <text:p>Attendance1</text:p>
          </table:table-cell>
          <table:table-cell office:value-type="string" calcext:value-type="string">
            <text:p>Attendance2</text:p>
          </table:table-cell>
          <table:table-cell office:value-type="string" calcext:value-type="string">
            <text:p>Attendance3</text:p>
          </table:table-cell>
          <table:table-cell office:value-type="string" calcext:value-type="string">
            <text:p>HW2</text:p>
          </table:table-cell>
          <table:table-cell office:value-type="string" calcext:value-type="string">
            <text:p>Attendance4</text:p>
          </table:table-cell>
          <table:table-cell office:value-type="string" calcext:value-type="string">
            <text:p>HW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Attendance5</text:p>
          </table:table-cell>
          <table:table-cell office:value-type="string" calcext:value-type="string">
            <text:p>Attendance6</text:p>
          </table:table-cell>
          <table:table-cell office:value-type="string" calcext:value-type="string">
            <text:p>HW4</text:p>
          </table:table-cell>
          <table:table-cell office:value-type="string" calcext:value-type="string">
            <text:p>Attendance7</text:p>
          </table:table-cell>
          <table:table-cell office:value-type="string" calcext:value-type="string">
            <text:p>Attendance8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Attendance9</text:p>
          </table:table-cell>
          <table:table-cell office:value-type="string" calcext:value-type="string">
            <text:p>Homework6</text:p>
          </table:table-cell>
          <table:table-cell office:value-type="string" calcext:value-type="string">
            <text:p>Attendance10</text:p>
          </table:table-cell>
          <table:table-cell office:value-type="string" calcext:value-type="string">
            <text:p>Midterm2</text:p>
          </table:table-cell>
        </table:table-row>
        <table:table-row table:style-name="ro1">
          <table:table-cell office:value-type="float" office:value="20577785" calcext:value-type="float">
            <text:p>20577785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rbarber1@poets.whittier.edu</text:p>
          </table:table-cell>
          <table:table-cell office:value-type="float" office:value="94.25" calcext:value-type="float">
            <text:p>94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5.75/20" office:value-type="float" office:value="0.7875" calcext:value-type="float">
            <text:p>0.7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.9" calcext:value-type="float">
            <text:p>85.9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</table:table-row>
        <table:table-row table:style-name="ro1">
          <table:table-cell office:value-type="float" office:value="20619521" calcext:value-type="float">
            <text:p>20619521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Bendanillo</text:p>
          </table:table-cell>
          <table:table-cell office:value-type="string" calcext:value-type="string">
            <text:p>sbendani@poets.whittier.edu</text:p>
          </table:table-cell>
          <table:table-cell office:value-type="float" office:value="93.8" calcext:value-type="float">
            <text:p>93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24" calcext:value-type="float">
            <text:p>99.24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95" calcext:value-type="float">
            <text:p>99.95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</text:p>
          </table:table-cell>
        </table:table-row>
        <table:table-row table:style-name="ro1">
          <table:table-cell office:value-type="float" office:value="20609897" calcext:value-type="float">
            <text:p>20609897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office:value-type="float" office:value="98.55" calcext:value-type="float">
            <text:p>98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.62" calcext:value-type="float">
            <text:p>86.62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.83" calcext:value-type="float">
            <text:p>85.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.1" calcext:value-type="float">
            <text:p>8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3.5/22" office:value-type="float" office:value="0.613636363636364" calcext:value-type="float">
            <text:p>0.6136363636</text:p>
          </table:table-cell>
        </table:table-row>
        <table:table-row table:style-name="ro1">
          <table:table-cell office:value-type="float" office:value="20572999" calcext:value-type="float">
            <text:p>20572999</text:p>
          </table:table-cell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office:value-type="float" office:value="99.45" calcext:value-type="float">
            <text:p>99.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5" calcext:value-type="float">
            <text:p>99.5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20/22" office:value-type="float" office:value="0.909090909090909" calcext:value-type="float">
            <text:p>0.9090909091</text:p>
          </table:table-cell>
        </table:table-row>
        <table:table-row table:style-name="ro1">
          <table:table-cell office:value-type="float" office:value="20569936" calcext:value-type="float">
            <text:p>20569936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6.02" calcext:value-type="float">
            <text:p>96.02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.75" calcext:value-type="float">
            <text:p>89.75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19.5/22" office:value-type="float" office:value="0.886363636363636" calcext:value-type="float">
            <text:p>0.8863636364</text:p>
          </table:table-cell>
        </table:table-row>
        <table:table-row table:style-name="ro1">
          <table:table-cell office:value-type="float" office:value="20510026" calcext:value-type="float">
            <text:p>20510026</text:p>
          </table:table-cell>
          <table:table-cell office:value-type="string" calcext:value-type="string">
            <text:p>Matty</text:p>
          </table:table-cell>
          <table:table-cell office:value-type="string" calcext:value-type="string">
            <text:p>Gallegos</text:p>
          </table:table-cell>
          <table:table-cell office:value-type="string" calcext:value-type="string">
            <text:p>mgallego@poets.whittier.edu</text:p>
          </table:table-cell>
          <table:table-cell office:value-type="float" office:value="97.95" calcext:value-type="float">
            <text:p>97.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7" calcext:value-type="float">
            <text:p>99.27</text:p>
          </table:table-cell>
          <table:table-cell office:value-type="float" office:value="0" calcext:value-type="float">
            <text:p>0</text:p>
          </table:table-cell>
          <table:table-cell office:value-type="float" office:value="79.64" calcext:value-type="float">
            <text:p>79.64</text:p>
          </table:table-cell>
          <table:table-cell table:formula="of:=15.25/20" office:value-type="float" office:value="0.7625" calcext:value-type="float">
            <text:p>0.7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18" calcext:value-type="float">
            <text:p>92.18</text:p>
          </table:table-cell>
          <table:table-cell office:value-type="float" office:value="1" calcext:value-type="float">
            <text:p>1</text:p>
          </table:table-cell>
          <table:table-cell office:value-type="float" office:value="97.2" calcext:value-type="float">
            <text:p>97.2</text:p>
          </table:table-cell>
          <table:table-cell office:value-type="float" office:value="1" calcext:value-type="float">
            <text:p>1</text:p>
          </table:table-cell>
          <table:table-cell table:formula="of:=16/22" office:value-type="float" office:value="0.727272727272727" calcext:value-type="float">
            <text:p>0.7272727273</text:p>
          </table:table-cell>
        </table:table-row>
        <table:table-row table:style-name="ro1">
          <table:table-cell office:value-type="float" office:value="20587580" calcext:value-type="float">
            <text:p>20587580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office:value-type="float" office:value="98.9" calcext:value-type="float">
            <text:p>98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87.23" calcext:value-type="float">
            <text:p>87.23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17" calcext:value-type="float">
            <text:p>9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48" calcext:value-type="float">
            <text:p>92.4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</table:table-row>
        <table:table-row table:style-name="ro1">
          <table:table-cell office:value-type="float" office:value="20607176" calcext:value-type="float">
            <text:p>20607176</text:p>
          </table:table-cell>
          <table:table-cell office:value-type="string" calcext:value-type="string">
            <text:p>Ximena</text:p>
          </table:table-cell>
          <table:table-cell office:value-type="string" calcext:value-type="string">
            <text:p>Guzman</text:p>
          </table:table-cell>
          <table:table-cell office:value-type="string" calcext:value-type="string">
            <text:p>xguzman@poets.whittier.edu</text:p>
          </table:table-cell>
          <table:table-cell office:value-type="float" office:value="19.95" calcext:value-type="float">
            <text:p>19.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.58" calcext:value-type="float">
            <text:p>88.58</text:p>
          </table:table-cell>
          <table:table-cell office:value-type="float" office:value="1" calcext:value-type="float">
            <text:p>1</text:p>
          </table:table-cell>
          <table:table-cell office:value-type="float" office:value="34.42" calcext:value-type="float">
            <text:p>34.4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.67" calcext:value-type="float">
            <text:p>51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9.2" calcext:value-type="float">
            <text:p>29.2</text:p>
          </table:table-cell>
          <table:table-cell office:value-type="float" office:value="1" calcext:value-type="float">
            <text:p>1</text:p>
          </table:table-cell>
          <table:table-cell table:formula="of:=8.5/22" office:value-type="float" office:value="0.386363636363636" calcext:value-type="float">
            <text:p>0.3863636364</text:p>
          </table:table-cell>
        </table:table-row>
        <table:table-row table:style-name="ro1">
          <table:table-cell office:value-type="float" office:value="20571750" calcext:value-type="float">
            <text:p>20571750</text:p>
          </table:table-cell>
          <table:table-cell office:value-type="string" calcext:value-type="string">
            <text:p>Keola</text:p>
          </table:table-cell>
          <table:table-cell office:value-type="string" calcext:value-type="string">
            <text:p>Kanno</text:p>
          </table:table-cell>
          <table:table-cell office:value-type="string" calcext:value-type="string">
            <text:p>kkanno@poets.whittier.edu</text:p>
          </table:table-cell>
          <table:table-cell office:value-type="float" office:value="99.5" calcext:value-type="float">
            <text:p>99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3" calcext:value-type="float">
            <text:p>98.13</text:p>
          </table:table-cell>
          <table:table-cell office:value-type="float" office:value="1" calcext:value-type="float">
            <text:p>1</text:p>
          </table:table-cell>
          <table:table-cell office:value-type="float" office:value="80.31" calcext:value-type="float">
            <text:p>80.31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18" calcext:value-type="float">
            <text:p>94.18</text:p>
          </table:table-cell>
          <table:table-cell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</table:table-row>
        <table:table-row table:style-name="ro1">
          <table:table-cell office:value-type="float" office:value="20525990" calcext:value-type="float">
            <text:p>2052599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nlam@poets.whittier.edu</text:p>
          </table:table-cell>
          <table:table-cell office:value-type="float" office:value="98.8" calcext:value-type="float">
            <text:p>98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97" calcext:value-type="float">
            <text:p>98.97</text:p>
          </table:table-cell>
          <table:table-cell office:value-type="float" office:value="1" calcext:value-type="float">
            <text:p>1</text:p>
          </table:table-cell>
          <table:table-cell office:value-type="float" office:value="88.54" calcext:value-type="float">
            <text:p>88.54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83" calcext:value-type="float">
            <text:p>93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49" calcext:value-type="float">
            <text:p>88.4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7.5/22" office:value-type="float" office:value="0.795454545454545" calcext:value-type="float">
            <text:p>0.7954545455</text:p>
          </table:table-cell>
        </table:table-row>
        <table:table-row table:style-name="ro1">
          <table:table-cell office:value-type="float" office:value="20573131" calcext:value-type="float">
            <text:p>20573131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jlinares@poets.whittier.edu</text:p>
          </table:table-cell>
          <table:table-cell office:value-type="float" office:value="99.1" calcext:value-type="float">
            <text:p>99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72" calcext:value-type="float">
            <text:p>99.72</text:p>
          </table:table-cell>
          <table:table-cell office:value-type="float" office:value="1" calcext:value-type="float">
            <text:p>1</text:p>
          </table:table-cell>
          <table:table-cell office:value-type="float" office:value="72.19" calcext:value-type="float">
            <text:p>72.19</text:p>
          </table:table-cell>
          <table:table-cell table:formula="of:=16.5/20" office:value-type="float" office:value="0.825" calcext:value-type="float">
            <text:p>0.8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55" calcext:value-type="float">
            <text:p>94.55</text:p>
          </table:table-cell>
          <table:table-cell office:value-type="float" office:value="1" calcext:value-type="float">
            <text:p>1</text:p>
          </table:table-cell>
          <table:table-cell office:value-type="float" office:value="89.4" calcext:value-type="float">
            <text:p>89.4</text:p>
          </table:table-cell>
          <table:table-cell office:value-type="float" office:value="1" calcext:value-type="float">
            <text:p>1</text:p>
          </table:table-cell>
          <table:table-cell table:formula="of:=13/22" office:value-type="float" office:value="0.590909090909091" calcext:value-type="float">
            <text:p>0.5909090909</text:p>
          </table:table-cell>
        </table:table-row>
        <table:table-row table:style-name="ro1">
          <table:table-cell office:value-type="float" office:value="20579806" calcext:value-type="float">
            <text:p>20579806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mloi@poets.whittier.edu</text:p>
          </table:table-cell>
          <table:table-cell office:value-type="float" office:value="97.8" calcext:value-type="float">
            <text:p>97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1" calcext:value-type="float">
            <text:p>1</text:p>
          </table:table-cell>
          <table:table-cell office:value-type="float" office:value="62.5" calcext:value-type="float">
            <text:p>62.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55" calcext:value-type="float">
            <text:p>88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0/22" office:value-type="float" office:value="0.909090909090909" calcext:value-type="float">
            <text:p>0.9090909091</text:p>
          </table:table-cell>
        </table:table-row>
        <table:table-row table:style-name="ro1">
          <table:table-cell office:value-type="float" office:value="20603024" calcext:value-type="float">
            <text:p>20603024</text:p>
          </table:table-cell>
          <table:table-cell office:value-type="string" calcext:value-type="string">
            <text:p>LaJana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lmorris1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83" calcext:value-type="float">
            <text:p>98.83</text:p>
          </table:table-cell>
          <table:table-cell office:value-type="float" office:value="1" calcext:value-type="float">
            <text:p>1</text:p>
          </table:table-cell>
          <table:table-cell office:value-type="float" office:value="89.45" calcext:value-type="float">
            <text:p>89.45</text:p>
          </table:table-cell>
          <table:table-cell table:formula="of:=13.75/20" office:value-type="float" office:value="0.6875" calcext:value-type="float">
            <text:p>0.6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.83" calcext:value-type="float">
            <text:p>79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7.8" calcext:value-type="float">
            <text:p>97.8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</table:table-row>
        <table:table-row table:style-name="ro1">
          <table:table-cell office:value-type="float" office:value="20611467" calcext:value-type="float">
            <text:p>20611467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office:value-type="float" office:value="89.6" calcext:value-type="float">
            <text:p>89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4.57" calcext:value-type="float">
            <text:p>84.57</text:p>
          </table:table-cell>
          <table:table-cell office:value-type="float" office:value="1" calcext:value-type="float">
            <text:p>1</text:p>
          </table:table-cell>
          <table:table-cell office:value-type="float" office:value="73.05" calcext:value-type="float">
            <text:p>73.05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.58" calcext:value-type="float">
            <text:p>90.58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</table:table-row>
        <table:table-row table:style-name="ro1">
          <table:table-cell office:value-type="float" office:value="20565599" calcext:value-type="float">
            <text:p>20565599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7@poets.whittier.edu</text:p>
          </table:table-cell>
          <table:table-cell office:value-type="float" office:value="93.7" calcext:value-type="float">
            <text:p>93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63" calcext:value-type="float">
            <text:p>99.63</text:p>
          </table:table-cell>
          <table:table-cell office:value-type="float" office:value="0" calcext:value-type="float">
            <text:p>0</text:p>
          </table:table-cell>
          <table:table-cell office:value-type="float" office:value="93.32" calcext:value-type="float">
            <text:p>93.3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440901" calcext:value-type="float">
            <text:p>20440901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Quiton</text:p>
          </table:table-cell>
          <table:table-cell office:value-type="string" calcext:value-type="string">
            <text:p>aquiton@poets.whittier.edu</text:p>
          </table:table-cell>
          <table:table-cell office:value-type="float" office:value="93.2" calcext:value-type="float">
            <text:p>93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37" calcext:value-type="float">
            <text:p>98.37</text:p>
          </table:table-cell>
          <table:table-cell office:value-type="float" office:value="1" calcext:value-type="float">
            <text:p>1</text:p>
          </table:table-cell>
          <table:table-cell office:value-type="float" office:value="41.15" calcext:value-type="float">
            <text:p>41.15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.4" calcext:value-type="float">
            <text:p>87.4</text:p>
          </table:table-cell>
          <table:table-cell office:value-type="float" office:value="1" calcext:value-type="float">
            <text:p>1</text:p>
          </table:table-cell>
          <table:table-cell office:value-type="float" office:value="95.8" calcext:value-type="float">
            <text:p>95.8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</table:table-row>
        <table:table-row table:style-name="ro1">
          <table:table-cell office:value-type="float" office:value="20511620" calcext:value-type="float">
            <text:p>20511620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Rockenbach</text:p>
          </table:table-cell>
          <table:table-cell office:value-type="string" calcext:value-type="string">
            <text:p>drockenb@poets.whittier.edu</text:p>
          </table:table-cell>
          <table:table-cell office:value-type="float" office:value="76.65" calcext:value-type="float">
            <text:p>76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45" calcext:value-type="float">
            <text:p>93.45</text:p>
          </table:table-cell>
          <table:table-cell office:value-type="float" office:value="0" calcext:value-type="float">
            <text:p>0</text:p>
          </table:table-cell>
          <table:table-cell office:value-type="float" office:value="49.23" calcext:value-type="float">
            <text:p>49.23</text:p>
          </table:table-cell>
          <table:table-cell table:formula="of:=14/20" office:value-type="float" office:value="0.7" calcext:value-type="float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17" calcext:value-type="float">
            <text:p>83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0/22" office:value-type="float" office:value="0.454545454545455" calcext:value-type="float">
            <text:p>0.4545454545</text:p>
          </table:table-cell>
        </table:table-row>
        <table:table-row table:style-name="ro1">
          <table:table-cell office:value-type="float" office:value="20564096" calcext:value-type="float">
            <text:p>20564096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erodrig4@poets.whittier.edu</text:p>
          </table:table-cell>
          <table:table-cell office:value-type="float" office:value="98.75" calcext:value-type="float">
            <text:p>98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table:formula="of:=16.25/20" office:value-type="float" office:value="0.8125" calcext:value-type="float">
            <text:p>0.8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12/22" office:value-type="float" office:value="0.545454545454545" calcext:value-type="float">
            <text:p>0.5454545455</text:p>
          </table:table-cell>
        </table:table-row>
        <table:table-row table:style-name="ro1">
          <table:table-cell office:value-type="float" office:value="20582259" calcext:value-type="float">
            <text:p>20582259</text:p>
          </table:table-cell>
          <table:table-cell office:value-type="string" calcext:value-type="string">
            <text:p>Keiara</text:p>
          </table:table-cell>
          <table:table-cell office:value-type="string" calcext:value-type="string">
            <text:p>Rothschild</text:p>
          </table:table-cell>
          <table:table-cell office:value-type="string" calcext:value-type="string">
            <text:p>krothsch@poets.whittier.edu</text:p>
          </table:table-cell>
          <table:table-cell office:value-type="float" office:value="89.75" calcext:value-type="float">
            <text:p>89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9.68" calcext:value-type="float">
            <text:p>89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3/20" office:value-type="float" office:value="0.65" calcext:value-type="float">
            <text:p>0.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</table:table-row>
        <table:table-row table:style-name="ro1">
          <table:table-cell office:value-type="float" office:value="20573508" calcext:value-type="float">
            <text:p>20573508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office:value-type="float" office:value="98.7" calcext:value-type="float">
            <text:p>9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77" calcext:value-type="float">
            <text:p>97.77</text:p>
          </table:table-cell>
          <table:table-cell office:value-type="float" office:value="0" calcext:value-type="float">
            <text:p>0</text:p>
          </table:table-cell>
          <table:table-cell office:value-type="float" office:value="84.27" calcext:value-type="float">
            <text:p>84.27</text:p>
          </table:table-cell>
          <table:table-cell table:formula="of:=13.5/20"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5" calcext:value-type="float">
            <text:p>9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table:formula="of:=17/22" office:value-type="float" office:value="0.772727272727273" calcext:value-type="float">
            <text:p>0.7727272727</text:p>
          </table:table-cell>
        </table:table-row>
        <table:table-row table:style-name="ro1">
          <table:table-cell office:value-type="float" office:value="20602292" calcext:value-type="float">
            <text:p>20602292</text:p>
          </table:table-cell>
          <table:table-cell office:value-type="string" calcext:value-type="string">
            <text:p>Shana</text:p>
          </table:table-cell>
          <table:table-cell office:value-type="string" calcext:value-type="string">
            <text:p>Thrasher</text:p>
          </table:table-cell>
          <table:table-cell office:value-type="string" calcext:value-type="string">
            <text:p>sthrashe@poets.whittier.edu</text:p>
          </table:table-cell>
          <table:table-cell office:value-type="float" office:value="98.05" calcext:value-type="float">
            <text:p>98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9.59" calcext:value-type="float">
            <text:p>89.59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.62" calcext:value-type="float">
            <text:p>50.62</text:p>
          </table:table-cell>
          <table:table-cell office:value-type="float" office:value="1" calcext:value-type="float">
            <text:p>1</text:p>
          </table:table-cell>
          <table:table-cell office:value-type="float" office:value="76.4" calcext:value-type="float">
            <text:p>76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</table:table-row>
        <table:table-row table:style-name="ro1">
          <table:table-cell office:value-type="float" office:value="20594185" calcext:value-type="float">
            <text:p>20594185</text:p>
          </table:table-cell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5.4" calcext:value-type="float">
            <text:p>95.4</text:p>
          </table:table-cell>
          <table:table-cell table:formula="of:=12/20" office:value-type="float" office:value="0.6" calcext:value-type="float">
            <text:p>0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95" calcext:value-type="float">
            <text:p>93.95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</table:table-row>
        <table:table-row table:style-name="ro1">
          <table:table-cell office:value-type="float" office:value="20605736" calcext:value-type="float">
            <text:p>20605736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office:value-type="float" office:value="99.15" calcext:value-type="float">
            <text:p>99.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05" calcext:value-type="float">
            <text:p>99.05</text:p>
          </table:table-cell>
          <table:table-cell office:value-type="float" office:value="1" calcext:value-type="float">
            <text:p>1</text:p>
          </table:table-cell>
          <table:table-cell office:value-type="float" office:value="87.46" calcext:value-type="float">
            <text:p>87.46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83" calcext:value-type="float">
            <text:p>94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95" calcext:value-type="float">
            <text:p>88.95</text:p>
          </table:table-cell>
          <table:table-cell office:value-type="float" office:value="1" calcext:value-type="float">
            <text:p>1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</table:table-row>
        <table:table-row table:style-name="ro1">
          <table:table-cell office:value-type="float" office:value="20578213" calcext:value-type="float">
            <text:p>20578213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office:value-type="float" office:value="99.7" calcext:value-type="float">
            <text:p>99.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43" calcext:value-type="float">
            <text:p>99.43</text:p>
          </table:table-cell>
          <table:table-cell office:value-type="float" office:value="1" calcext:value-type="float">
            <text:p>1</text:p>
          </table:table-cell>
          <table:table-cell office:value-type="float" office:value="98.79" calcext:value-type="float">
            <text:p>98.79</text:p>
          </table:table-cell>
          <table:table-cell table:formula="of:=19.25/20" office:value-type="float" office:value="0.9625" calcext:value-type="float">
            <text:p>0.9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5" calcext:value-type="float">
            <text:p>9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23" calcext:value-type="float">
            <text:p>97.2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70616" calcext:value-type="float">
            <text:p>20470616</text:p>
          </table:table-cell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office:value-type="float" office:value="99.3" calcext:value-type="float">
            <text:p>99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5.31" calcext:value-type="float">
            <text:p>85.31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.77" calcext:value-type="float">
            <text:p>66.77</text:p>
          </table:table-cell>
          <table:table-cell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1" calcext:value-type="float">
            <text:p>1</text:p>
          </table:table-cell>
          <table:table-cell table:formula="of:=17/22" office:value-type="float" office:value="0.772727272727273" calcext:value-type="float">
            <text:p>0.7727272727</text:p>
          </table:table-cell>
        </table:table-row>
        <table:table-row table:style-name="ro1">
          <table:table-cell office:value-type="string" calcext:value-type="string">
            <text:p>PHYS135-02</text:p>
          </table:table-cell>
          <table:table-cell table:number-columns-repeated="21"/>
        </table:table-row>
        <table:table-row table:style-name="ro1">
          <table:table-cell office:value-type="float" office:value="20473894" calcext:value-type="float">
            <text:p>20473894</text:p>
          </table:table-cell>
          <table:table-cell office:value-type="string" calcext:value-type="string">
            <text:p>Geetha</text:p>
          </table:table-cell>
          <table:table-cell office:value-type="string" calcext:value-type="string">
            <text:p>Amarasinghe</text:p>
          </table:table-cell>
          <table:table-cell office:value-type="string" calcext:value-type="string">
            <text:p>gamarasi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4.5/20" office:value-type="float" office:value="0.725" calcext:value-type="float">
            <text:p>0.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7/22" office:value-type="float" office:value="0.772727272727273" calcext:value-type="float">
            <text:p>0.7727272727</text:p>
          </table:table-cell>
        </table:table-row>
        <table:table-row table:style-name="ro1">
          <table:table-cell office:value-type="float" office:value="20539411" calcext:value-type="float">
            <text:p>20539411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office:value-type="float" office:value="99.6" calcext:value-type="float">
            <text:p>99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57" calcext:value-type="float">
            <text:p>99.57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2.03" calcext:value-type="float">
            <text:p>92.0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20/22" office:value-type="float" office:value="0.909090909090909" calcext:value-type="float">
            <text:p>0.9090909091</text:p>
          </table:table-cell>
        </table:table-row>
        <table:table-row table:style-name="ro1">
          <table:table-cell office:value-type="float" office:value="20516110" calcext:value-type="float">
            <text:p>20516110</text:p>
          </table:table-cell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office:value-type="float" office:value="94.25" calcext:value-type="float">
            <text:p>94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5.62" calcext:value-type="float">
            <text:p>95.62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3.63" calcext:value-type="float">
            <text:p>93.6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16.5/22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0582888" calcext:value-type="float">
            <text:p>20582888</text:p>
          </table:table-cell>
          <table:table-cell office:value-type="string" calcext:value-type="string">
            <text:p>Alen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castro@poets.whittier.edu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17" calcext:value-type="float">
            <text:p>99.17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17" calcext:value-type="float">
            <text:p>98.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4.32" calcext:value-type="float">
            <text:p>94.32</text:p>
          </table:table-cell>
          <table:table-cell office:value-type="float" office:value="1" calcext:value-type="float">
            <text:p>1</text:p>
          </table:table-cell>
          <table:table-cell office:value-type="float" office:value="97.7" calcext:value-type="float">
            <text:p>97.7</text:p>
          </table:table-cell>
          <table:table-cell office:value-type="float" office:value="1" calcext:value-type="float">
            <text:p>1</text:p>
          </table:table-cell>
          <table:table-cell table:formula="of:=16.5/22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0590707" calcext:value-type="float">
            <text:p>20590707</text:p>
          </table:table-cell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office:value-type="float" office:value="96.17" calcext:value-type="float">
            <text:p>96.17</text:p>
          </table:table-cell>
          <table:table-cell table:formula="of:=13.5/20" office:value-type="float" office:value="0.675" calcext:value-type="float">
            <text:p>0.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5.75" calcext:value-type="float">
            <text:p>85.75</text:p>
          </table:table-cell>
          <table:table-cell office:value-type="float" office:value="1" calcext:value-type="float">
            <text:p>1</text:p>
          </table:table-cell>
          <table:table-cell office:value-type="float" office:value="97.6" calcext:value-type="float">
            <text:p>97.6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</table:table-row>
        <table:table-row table:style-name="ro1">
          <table:table-cell office:value-type="float" office:value="20518616" calcext:value-type="float">
            <text:p>20518616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cconnol1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53" calcext:value-type="float">
            <text:p>99.53</text:p>
          </table:table-cell>
          <table:table-cell office:value-type="float" office:value="1" calcext:value-type="float">
            <text:p>1</text:p>
          </table:table-cell>
          <table:table-cell office:value-type="float" office:value="99.54" calcext:value-type="float">
            <text:p>99.54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16/22" office:value-type="float" office:value="0.727272727272727" calcext:value-type="float">
            <text:p>0.7272727273</text:p>
          </table:table-cell>
        </table:table-row>
        <table:table-row table:style-name="ro1">
          <table:table-cell office:value-type="float" office:value="20571511" calcext:value-type="float">
            <text:p>2057151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4.57" calcext:value-type="float">
            <text:p>94.57</text:p>
          </table:table-cell>
          <table:table-cell office:value-type="float" office:value="1" calcext:value-type="float">
            <text:p>1</text:p>
          </table:table-cell>
          <table:table-cell office:value-type="float" office:value="89.52" calcext:value-type="float">
            <text:p>89.52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33" calcext:value-type="float">
            <text:p>83.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1.45" calcext:value-type="float">
            <text:p>91.45</text:p>
          </table:table-cell>
          <table:table-cell office:value-type="float" office:value="1" calcext:value-type="float">
            <text:p>1</text:p>
          </table:table-cell>
          <table:table-cell office:value-type="float" office:value="77.1" calcext:value-type="float">
            <text:p>77.1</text:p>
          </table:table-cell>
          <table:table-cell office:value-type="float" office:value="1" calcext:value-type="float">
            <text:p>1</text:p>
          </table:table-cell>
          <table:table-cell table:formula="of:=17/22" office:value-type="float" office:value="0.772727272727273" calcext:value-type="float">
            <text:p>0.7727272727</text:p>
          </table:table-cell>
        </table:table-row>
        <table:table-row table:style-name="ro1">
          <table:table-cell office:value-type="float" office:value="20560877" calcext:value-type="float">
            <text:p>20560877</text:p>
          </table:table-cell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office:value-type="float" office:value="98.85" calcext:value-type="float">
            <text:p>98.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1.93" calcext:value-type="float">
            <text:p>91.93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33" calcext:value-type="float">
            <text:p>98.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2.93" calcext:value-type="float">
            <text:p>92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</table:table-row>
        <table:table-row table:style-name="ro1">
          <table:table-cell office:value-type="float" office:value="20579793" calcext:value-type="float">
            <text:p>20579793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office:value-type="float" office:value="94.5" calcext:value-type="float">
            <text:p>9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84.9" calcext:value-type="float">
            <text:p>84.9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3.15" calcext:value-type="float">
            <text:p>93.15</text:p>
          </table:table-cell>
          <table:table-cell office:value-type="float" office:value="0" calcext:value-type="float">
            <text:p>0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table:formula="of:=17/22" office:value-type="float" office:value="0.772727272727273" calcext:value-type="float">
            <text:p>0.7727272727</text:p>
          </table:table-cell>
        </table:table-row>
        <table:table-row table:style-name="ro1">
          <table:table-cell office:value-type="float" office:value="20524094" calcext:value-type="float">
            <text:p>20524094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office:value-type="float" office:value="74.65" calcext:value-type="float">
            <text:p>74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7.72" calcext:value-type="float">
            <text:p>87.72</text:p>
          </table:table-cell>
          <table:table-cell office:value-type="float" office:value="1" calcext:value-type="float">
            <text:p>1</text:p>
          </table:table-cell>
          <table:table-cell office:value-type="float" office:value="60.13" calcext:value-type="float">
            <text:p>60.13</text:p>
          </table:table-cell>
          <table:table-cell table:formula="of:=9/20"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9/22" office:value-type="float" office:value="0.409090909090909" calcext:value-type="float">
            <text:p>0.4090909091</text:p>
          </table:table-cell>
        </table:table-row>
        <table:table-row table:style-name="ro1">
          <table:table-cell office:value-type="float" office:value="20516028" calcext:value-type="float">
            <text:p>20516028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office:value-type="float" office:value="98.85" calcext:value-type="float">
            <text:p>98.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4.25/20" office:value-type="float" office:value="0.7125" calcext:value-type="float">
            <text:p>0.7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7.55" calcext:value-type="float">
            <text:p>97.55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20/22" office:value-type="float" office:value="0.909090909090909" calcext:value-type="float">
            <text:p>0.9090909091</text:p>
          </table:table-cell>
        </table:table-row>
        <table:table-row table:style-name="ro1">
          <table:table-cell office:value-type="float" office:value="20525767" calcext:value-type="float">
            <text:p>20525767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jackson@poets.whittier.edu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9.81" calcext:value-type="float">
            <text:p>99.81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</table:table-row>
        <table:table-row table:style-name="ro1">
          <table:table-cell office:value-type="float" office:value="20545663" calcext:value-type="float">
            <text:p>20545663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67" calcext:value-type="float">
            <text:p>98.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7.3" calcext:value-type="float">
            <text:p>97.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6/22" office:value-type="float" office:value="0.727272727272727" calcext:value-type="float">
            <text:p>0.7272727273</text:p>
          </table:table-cell>
        </table:table-row>
        <table:table-row table:style-name="ro1">
          <table:table-cell office:value-type="float" office:value="20549648" calcext:value-type="float">
            <text:p>20549648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 office:value-type="float" office:value="91.75" calcext:value-type="float">
            <text:p>91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85" calcext:value-type="float">
            <text:p>97.85</text:p>
          </table:table-cell>
          <table:table-cell office:value-type="float" office:value="1" calcext:value-type="float">
            <text:p>1</text:p>
          </table:table-cell>
          <table:table-cell office:value-type="float" office:value="72.92" calcext:value-type="float">
            <text:p>72.92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33" calcext:value-type="float">
            <text:p>88.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4.02" calcext:value-type="float">
            <text:p>94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</table:table-row>
        <table:table-row table:style-name="ro1">
          <table:table-cell office:value-type="float" office:value="615088750" calcext:value-type="float">
            <text:p>615088750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amadrid@poets.whittier.edu</text:p>
          </table:table-cell>
          <table:table-cell office:value-type="float" office:value="88.4" calcext:value-type="float">
            <text:p>88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03" calcext:value-type="float">
            <text:p>98.03</text:p>
          </table:table-cell>
          <table:table-cell office:value-type="float" office:value="1" calcext:value-type="float">
            <text:p>1</text:p>
          </table:table-cell>
          <table:table-cell office:value-type="float" office:value="40.19" calcext:value-type="float">
            <text:p>40.19</text:p>
          </table:table-cell>
          <table:table-cell table:formula="of:=9/20" office:value-type="float" office:value="0.45" calcext:value-type="float">
            <text:p>0.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.5" calcext:value-type="float">
            <text:p>7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.77" calcext:value-type="float">
            <text:p>38.77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22664" calcext:value-type="float">
            <text:p>2052266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office:value-type="float" office:value="69.45" calcext:value-type="float">
            <text:p>69.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4.45" calcext:value-type="float">
            <text:p>94.45</text:p>
          </table:table-cell>
          <table:table-cell office:value-type="float" office:value="1" calcext:value-type="float">
            <text:p>1</text:p>
          </table:table-cell>
          <table:table-cell office:value-type="float" office:value="99.69" calcext:value-type="float">
            <text:p>99.69</text:p>
          </table:table-cell>
          <table:table-cell table:formula="of:=10.5/20" office:value-type="float" office:value="0.525" calcext:value-type="float">
            <text:p>0.5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.9" calcext:value-type="float">
            <text:p>22.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5/22" office:value-type="float" office:value="0.681818181818182" calcext:value-type="float">
            <text:p>0.6818181818</text:p>
          </table:table-cell>
        </table:table-row>
        <table:table-row table:style-name="ro1">
          <table:table-cell office:value-type="float" office:value="20578972" calcext:value-type="float">
            <text:p>20578972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4.87" calcext:value-type="float">
            <text:p>64.87</text:p>
          </table:table-cell>
          <table:table-cell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7.5/22" office:value-type="float" office:value="0.795454545454545" calcext:value-type="float">
            <text:p>0.7954545455</text:p>
          </table:table-cell>
        </table:table-row>
        <table:table-row table:style-name="ro1">
          <table:table-cell office:value-type="float" office:value="20491768" calcext:value-type="float">
            <text:p>20491768</text:p>
          </table:table-cell>
          <table:table-cell office:value-type="string" calcext:value-type="string">
            <text:p>Ciena</text:p>
          </table:table-cell>
          <table:table-cell office:value-type="string" calcext:value-type="string">
            <text:p>Orion</text:p>
          </table:table-cell>
          <table:table-cell office:value-type="string" calcext:value-type="string">
            <text:p>corion@poets.whittier.edu</text:p>
          </table:table-cell>
          <table:table-cell office:value-type="float" office:value="94.3" calcext:value-type="float">
            <text:p>94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9.07" calcext:value-type="float">
            <text:p>89.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7/2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8/22" office:value-type="float" office:value="0.818181818181818" calcext:value-type="float">
            <text:p>0.8181818182</text:p>
          </table:table-cell>
        </table:table-row>
        <table:table-row table:style-name="ro1">
          <table:table-cell office:value-type="float" office:value="20570797" calcext:value-type="float">
            <text:p>20570797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Palos</text:p>
          </table:table-cell>
          <table:table-cell office:value-type="string" calcext:value-type="string">
            <text:p>xpalos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93" calcext:value-type="float">
            <text:p>99.93</text:p>
          </table:table-cell>
          <table:table-cell office:value-type="float" office:value="1" calcext:value-type="float">
            <text:p>1</text:p>
          </table:table-cell>
          <table:table-cell office:value-type="float" office:value="98.88" calcext:value-type="float">
            <text:p>98.88</text:p>
          </table:table-cell>
          <table:table-cell table:formula="of:=19.5/20" office:value-type="float" office:value="0.975" calcext:value-type="float">
            <text:p>0.9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8.6" calcext:value-type="float">
            <text:p>98.6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</table:table-row>
        <table:table-row table:style-name="ro1">
          <table:table-cell office:value-type="float" office:value="20602068" calcext:value-type="float">
            <text:p>20602068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office:value-type="float" office:value="98.25" calcext:value-type="float">
            <text:p>98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8.78" calcext:value-type="float">
            <text:p>98.78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83" calcext:value-type="float">
            <text:p>94.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.25" calcext:value-type="float">
            <text:p>89.25</text:p>
          </table:table-cell>
          <table:table-cell office:value-type="float" office:value="1" calcext:value-type="float">
            <text:p>1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</text:p>
          </table:table-cell>
        </table:table-row>
        <table:table-row table:style-name="ro1">
          <table:table-cell office:value-type="float" office:value="20590903" calcext:value-type="float">
            <text:p>20590903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Ramirez-Lara</text:p>
          </table:table-cell>
          <table:table-cell office:value-type="string" calcext:value-type="string">
            <text:p>jramire8@poets.whittier.edu</text:p>
          </table:table-cell>
          <table:table-cell office:value-type="float" office:value="92.7" calcext:value-type="float">
            <text:p>92.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48" calcext:value-type="float">
            <text:p>99.48</text:p>
          </table:table-cell>
          <table:table-cell office:value-type="float" office:value="1" calcext:value-type="float">
            <text:p>1</text:p>
          </table:table-cell>
          <table:table-cell office:value-type="float" office:value="68.28" calcext:value-type="float">
            <text:p>68.28</text:p>
          </table:table-cell>
          <table:table-cell table:formula="of:=11/20" office:value-type="float" office:value="0.55" calcext:value-type="float">
            <text:p>0.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4.5/22" office:value-type="float" office:value="0.659090909090909" calcext:value-type="float">
            <text:p>0.6590909091</text:p>
          </table:table-cell>
        </table:table-row>
        <table:table-row table:style-name="ro1">
          <table:table-cell office:value-type="float" office:value="20546559" calcext:value-type="float">
            <text:p>20546559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office:value-type="float" office:value="98.5" calcext:value-type="float">
            <text:p>98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7" calcext:value-type="float">
            <text:p>99.77</text:p>
          </table:table-cell>
          <table:table-cell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formula="of:=14.5/20" office:value-type="float" office:value="0.725" calcext:value-type="float">
            <text:p>0.7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.02" calcext:value-type="float">
            <text:p>89.0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1/22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0541027" calcext:value-type="float">
            <text:p>20541027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drussel1@poets.whittier.edu</text:p>
          </table:table-cell>
          <table:table-cell office:value-type="float" office:value="69.2" calcext:value-type="float">
            <text:p>69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0" calcext:value-type="float">
            <text:p>0</text:p>
          </table:table-cell>
          <table:table-cell office:value-type="float" office:value="59.01" calcext:value-type="float">
            <text:p>59.01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.33" calcext:value-type="float">
            <text:p>98.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.18" calcext:value-type="float">
            <text:p>71.18</text:p>
          </table:table-cell>
          <table:table-cell office:value-type="float" office:value="1" calcext:value-type="float">
            <text:p>1</text:p>
          </table:table-cell>
          <table:table-cell office:value-type="float" office:value="68.7" calcext:value-type="float">
            <text:p>68.7</text:p>
          </table:table-cell>
          <table:table-cell office:value-type="float" office:value="1" calcext:value-type="float">
            <text:p>1</text:p>
          </table:table-cell>
          <table:table-cell table:formula="of:=14.5/22" office:value-type="float" office:value="0.659090909090909" calcext:value-type="float">
            <text:p>0.6590909091</text:p>
          </table:table-cell>
        </table:table-row>
        <table:table-row table:style-name="ro1">
          <table:table-cell office:value-type="float" office:value="20541463" calcext:value-type="float">
            <text:p>20541463</text:p>
          </table:table-cell>
          <table:table-cell office:value-type="string" calcext:value-type="string">
            <text:p>Amelie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asulliva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3" calcext:value-type="float">
            <text:p>99.23</text:p>
          </table:table-cell>
          <table:table-cell office:value-type="float" office:value="1" calcext:value-type="float">
            <text:p>1</text:p>
          </table:table-cell>
          <table:table-cell office:value-type="float" office:value="98.25" calcext:value-type="float">
            <text:p>98.25</text:p>
          </table:table-cell>
          <table:table-cell table:formula="of:==9.5/20" office:value-type="float" office:value="0.475" calcext:value-type="float">
            <text:p>0.4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33" calcext:value-type="float">
            <text:p>96.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8.23" calcext:value-type="float">
            <text:p>98.23</text:p>
          </table:table-cell>
          <table:table-cell office:value-type="float" office:value="1" calcext:value-type="float">
            <text:p>1</text:p>
          </table:table-cell>
          <table:table-cell office:value-type="float" office:value="95.3" calcext:value-type="float">
            <text:p>95.3</text:p>
          </table:table-cell>
          <table:table-cell office:value-type="float" office:value="1" calcext:value-type="float">
            <text:p>1</text:p>
          </table:table-cell>
          <table:table-cell table:formula="of:=11.5/22" office:value-type="float" office:value="0.522727272727273" calcext:value-type="float">
            <text:p>0.5227272727</text:p>
          </table:table-cell>
        </table:table-row>
        <table:table-row table:style-name="ro1">
          <table:table-cell office:value-type="float" office:value="20536455" calcext:value-type="float">
            <text:p>20536455</text:p>
          </table:table-cell>
          <table:table-cell office:value-type="string" calcext:value-type="string">
            <text:p>Jayleen</text:p>
          </table:table-cell>
          <table:table-cell office:value-type="string" calcext:value-type="string">
            <text:p>Valadez</text:p>
          </table:table-cell>
          <table:table-cell office:value-type="string" calcext:value-type="string">
            <text:p>jvaladez@poets.whittier.edu</text:p>
          </table:table-cell>
          <table:table-cell office:value-type="float" office:value="98.65" calcext:value-type="float">
            <text:p>98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5" calcext:value-type="float">
            <text:p>98.15</text:p>
          </table:table-cell>
          <table:table-cell office:value-type="float" office:value="1" calcext:value-type="float">
            <text:p>1</text:p>
          </table:table-cell>
          <table:table-cell office:value-type="float" office:value="90.4" calcext:value-type="float">
            <text:p>90.4</text:p>
          </table:table-cell>
          <table:table-cell table:formula="of:=13.5/20" office:value-type="float" office:value="0.675" calcext:value-type="float">
            <text:p>0.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.83" calcext:value-type="float">
            <text:p>86.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1.1" calcext:value-type="float">
            <text:p>91.1</text:p>
          </table:table-cell>
          <table:table-cell office:value-type="float" office:value="1" calcext:value-type="float">
            <text:p>1</text:p>
          </table:table-cell>
          <table:table-cell office:value-type="float" office:value="98.4" calcext:value-type="float">
            <text:p>98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</table:table-row>
        <table:table-row table:style-name="ro1">
          <table:table-cell office:value-type="float" office:value="20579004" calcext:value-type="float">
            <text:p>20579004</text:p>
          </table:table-cell>
          <table:table-cell office:value-type="string" calcext:value-type="string">
            <text:p>Hayley</text:p>
          </table:table-cell>
          <table:table-cell office:value-type="string" calcext:value-type="string">
            <text:p>Wishner</text:p>
          </table:table-cell>
          <table:table-cell office:value-type="string" calcext:value-type="string">
            <text:p>hwishner@poets.whittier.edu</text:p>
          </table:table-cell>
          <table:table-cell office:value-type="float" office:value="98.65" calcext:value-type="float">
            <text:p>98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6.15" calcext:value-type="float">
            <text:p>96.15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Bonus points: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string" calcext:value-type="string">
            <text:p>Connolly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string" calcext:value-type="string">
            <text:p>Palos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9">00/00/0000</text:date>, <text:time style:data-style-name="N2" text:time-value="17:31:24.1341324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8-10-29T17:58:59.757034434</dc:date>
    <meta:editing-duration>PT4H42M52S</meta:editing-duration>
    <meta:editing-cycles>52</meta:editing-cycles>
    <meta:generator>LibreOffice/5.1.6.2$Linux_X86_64 LibreOffice_project/10m0$Build-2</meta:generator>
    <meta:document-statistic meta:table-count="1" meta:cell-count="1121" meta:object-count="0"/>
  </office:meta>
</office:document-meta>
</file>